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F9000000F9449CCC49.png" manifest:media-type="image/png"/>
  <manifest:file-entry manifest:full-path="Pictures/100024C5000019B0000019B0A26E5788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aecf00" draw:textarea-vertical-align="middle" draw:auto-grow-height="false" fo:min-height="1.1cm" fo:padding-top="0cm" fo:padding-bottom="0cm" fo:padding-left="0cm" fo:padding-r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Fine_20_Dashed" svg:stroke-width="0.4cm" svg:stroke-color="#aecf00" draw:marker-start-width="0.8cm" draw:marker-end="Circle" draw:marker-end-width="0.9cm" draw:fill="none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02cm" svg:stroke-color="#000000" draw:marker-start-width="0.352cm" draw:marker-end-width="0.352cm" draw:fill="solid" draw:fill-color="#aecf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roid Sans" fo:font-size="13pt" style:font-size-asian="13pt" style:font-size-complex="13pt"/>
    </style:style>
    <style:style style:name="P3" style:family="paragraph">
      <style:paragraph-properties fo:text-align="center"/>
      <style:text-properties fo:color="#ffffff" style:font-name="Droid Sans" fo:font-size="32pt" style:font-size-asian="32pt" style:font-size-complex="32pt"/>
    </style:style>
    <style:style style:name="P4" style:family="paragraph">
      <style:paragraph-properties fo:text-align="center"/>
      <style:text-properties style:font-name="Droid Sans"/>
    </style:style>
    <style:style style:name="T1" style:family="text">
      <style:text-properties fo:color="#ffffff" style:font-name="Droid Sans" fo:font-size="13pt" style:font-size-asian="13pt" style:font-size-complex="13pt"/>
    </style:style>
    <style:style style:name="T2" style:family="text">
      <style:text-properties fo:color="#ffffff" style:font-name="Droid Sans" fo:font-size="32pt" style:font-size-asian="32pt" style:font-size-complex="32pt"/>
    </style:style>
    <style:style style:name="T3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2cm" svg:height="0.9cm" draw:transform="rotate (1.5707963267949) translate (0cm 7.1cm)">
          <draw:text-box>
            <text:p text:style-name="P1"><text:span text:style-name="T1">WIFI ACCESS</text:span></text:p>
          </draw:text-box>
        </draw:frame>
        <draw:frame draw:style-name="gr1" draw:text-style-name="P2" draw:layer="layout" svg:width="3.2cm" svg:height="0.9cm" draw:transform="rotate (1.5707963267949) translate (15.1cm 7.1cm)">
          <draw:text-box>
            <text:p text:style-name="P1"><text:span text:style-name="T1">CONNECT</text:span></text:p>
          </draw:text-box>
        </draw:frame>
        <draw:frame draw:style-name="gr2" draw:text-style-name="P1" draw:layer="layout" svg:width="4cm" svg:height="4cm" svg:x="1cm" svg:y="3.501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  <draw:frame draw:style-name="gr1" draw:text-style-name="P3" draw:layer="layout" svg:width="6.4cm" svg:height="1.8cm" svg:x="4.8cm" svg:y="0cm">
          <draw:text-box>
            <text:p text:style-name="P1"><text:span text:style-name="T2">Presberry</text:span></text:p>
          </draw:text-box>
        </draw:frame>
        <draw:frame draw:style-name="gr2" draw:text-style-name="P1" draw:layer="layout" svg:width="4cm" svg:height="4cm" svg:x="11cm" svg:y="3.5cm">
          <draw:image xlink:href="Pictures/100024C5000019B0000019B0A26E5788.svg" xlink:type="simple" xlink:show="embed" xlink:actuate="onLoad">
            <text:p/>
          </draw:image>
          <draw:image xlink:href="Pictures/10000201000000F9000000F9449CCC49.png" xlink:type="simple" xlink:show="embed" xlink:actuate="onLoad"/>
        </draw:frame>
        <draw:line draw:style-name="gr3" draw:text-style-name="P1" draw:layer="layout" svg:x1="5.25cm" svg:y1="5.6cm" svg:x2="10.75cm" svg:y2="5.6cm">
          <text:p/>
        </draw:line>
      </draw:page>
      <draw:page draw:name="page2" draw:style-name="dp1" draw:master-page-name="Default">
        <draw:frame draw:style-name="gr1" draw:text-style-name="P2" draw:layer="layout" svg:width="3.2cm" svg:height="0.9cm" draw:transform="rotate (1.5707963267949) translate (0cm 7.101cm)">
          <draw:text-box>
            <text:p text:style-name="P1"><text:span text:style-name="T1">UPLOAD PDF</text:span></text:p>
          </draw:text-box>
        </draw:frame>
        <draw:frame draw:style-name="gr1" draw:text-style-name="P3" draw:layer="layout" svg:width="3.2cm" svg:height="0.9cm" draw:transform="rotate (1.5707963267949) translate (15.1cm 7.101cm)">
          <draw:text-box>
            <text:p text:style-name="P1"><text:span text:style-name="T1">START</text:span></text:p>
          </draw:text-box>
        </draw:frame>
        <draw:frame draw:style-name="gr1" draw:text-style-name="P3" draw:layer="layout" svg:width="6.4cm" svg:height="1.8cm" svg:x="4.8cm" svg:y="0.001cm">
          <draw:text-box>
            <text:p text:style-name="P1"><text:span text:style-name="T2">Presberry</text:span></text:p>
          </draw:text-box>
        </draw:frame>
        <draw:line draw:style-name="gr3" draw:text-style-name="P1" draw:layer="layout" svg:x1="5.25cm" svg:y1="5.601cm" svg:x2="10.75cm" svg:y2="5.601cm">
          <text:p/>
        </draw:line>
        <draw:custom-shape draw:style-name="gr4" draw:text-style-name="P4" draw:layer="layout" svg:width="2.2cm" svg:height="2.7cm" svg:x="1.9cm" svg:y="4.1cm">
          <text:p text:style-name="P1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7cm" svg:height="0.7cm" svg:x="3.4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92cm" svg:height="2.21cm" svg:x="11.351cm" svg:y="4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92cm" svg:height="2.21cm" svg:x="11.551cm" svg:y="4.451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92cm" svg:height="2.21cm" svg:x="11.751cm" svg:y="4.251cm">
          <text:p/>
          <draw:enhanced-geometry svg:viewBox="0 0 21600 21600" draw:type="rectangle" draw:enhanced-path="M 0 0 L 21600 0 21600 21600 0 21600 0 0 Z N"/>
        </draw:custom-shape>
        <draw:polygon draw:style-name="gr6" draw:text-style-name="P1" draw:layer="layout" svg:width="2.691cm" svg:height="1.498cm" svg:x="11.751cm" svg:y="4.962cm" svg:viewBox="0 0 2692 1499" draw:points="0,1499 577,600 961,899 1634,0 2307,899 2692,100 2692,1499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9T09:33:57.286418349</meta:creation-date>
    <dc:date>2014-08-29T19:56:19.585295678</dc:date>
    <meta:editing-duration>PT59M20S</meta:editing-duration>
    <meta:editing-cycles>5</meta:editing-cycles>
    <meta:generator>LibreOffice/4.2.4.2$Linux_X86_64 LibreOffice_project/420m0$Build-2</meta:generator>
    <meta:document-statistic meta:object-count="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Ubuntu Orange" draw:color="#dd4814"/>
  <draw:color draw:name="Ubuntu Warm Grey" draw:color="#aea79f"/>
  <draw:color draw:name="Ubuntu Cool Grey" draw:color="#333333"/>
  <draw:color draw:name="Ubuntu Light Aubergine" draw:color="#77216f"/>
  <draw:color draw:name="Ubuntu Mid Aubergine" draw:color="#5e2750"/>
  <draw:color draw:name="Ubuntu Dark Aubergine" draw:color="#2c001e"/>
  <draw:color draw:name="Canonical Aubergine" draw:color="#772953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fh red" draw:color="#e10019"/>
  <draw:color draw:name="Chart 3b" draw:color="#ebc21d"/>
</ooo:color-table>
</file>